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49" draw:textarea-horizontal-align="justify" draw:textarea-vertical-align="middle" draw:auto-grow-height="false" fo:min-height="8.236cm" fo:min-width="7.986cm" draw:shadow="hidden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6cm" fo:min-width="0.42cm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 fo:min-height="1.66cm" fo:min-width="3.178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.15cm" fo:min-width="6.401cm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941cm" fo:min-width="4.8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color="#000000" draw:fill="none" draw:fill-color="#ffffff" fo:min-height="3.786cm"/>
    </style:style>
    <style:style style:name="P1" style:family="paragraph">
      <loext:graphic-properties draw:fill="gradient" draw:fill-gradient-name="Gradient_20_49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color="#cc66ff" fo:font-size="96pt"/>
    </style:style>
    <style:style style:name="P8" style:family="paragraph">
      <loext:graphic-properties draw:fill="none" draw:fill-color="#ffffff"/>
      <style:text-properties fo:color="#cc66ff" fo:font-size="96pt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c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2cm" svg:height="12cm" svg:x="2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cm" svg:height="1.2cm" svg:x="5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cm" svg:height="1.2cm" svg:x="10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2cm" svg:height="2.7cm" svg:x="5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9cm" svg:height="1.4cm" draw:transform="rotate (-2.4000022544174) translate (9.134cm 10.939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5.3cm" svg:height="2.2cm" svg:x="7.1cm" svg:y="0.3cm">
          <text:p text:style-name="P5"><text:span text:style-name="T1">S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frame draw:style-name="gr6" draw:text-style-name="P8" draw:layer="layout" svg:width="3cm" svg:height="4.036cm" draw:transform="rotate (-1.5707963267949) translate (10.3cm 5.7cm)">
          <draw:text-box>
            <text:p text:style-name="P7"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49" draw:display-name="Gradient 49" draw:style="radial" draw:cx="50%" draw:cy="50%" draw:start-color="#579d1c" draw:end-color="#314004" draw:start-intensity="100%" draw:end-intensity="100%" draw:border="0%"/>
    <draw:gradient draw:name="Gradient_20_8" draw:display-name="Gradient 8" draw:style="linear" draw:start-color="#ffffff" draw:end-color="#000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wong</meta:initial-creator>
    <meta:creation-date>2017-08-01T20:04:50.354040335</meta:creation-date>
    <dc:date>2017-08-01T20:40:27.951977526</dc:date>
    <dc:creator>kwong</dc:creator>
    <meta:editing-duration>PT35M38S</meta:editing-duration>
    <meta:editing-cycles>2</meta:editing-cycles>
    <meta:generator>LibreOffice/5.2.7.2$Linux_X86_64 LibreOffice_project/20m0$Build-2</meta:generator>
    <meta:document-statistic meta:object-count="7"/>
  </office:meta>
</office:document-meta>
</file>